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text-properties style:font-name="Arial" fo:font-size="12.0pt" fo:color="#0000e9"/>
    </style:style>
    <style:style style:name="T1" style:family="text">
      <style:text-properties style:text-underline-style="solid" style:text-underline-color="#0000e9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a set of commands as executable files I put on my desktop. <text:s/>You can run them by double clicking them and clicking the execute button. <text:s/>They are Leafpad files with permissions set to Execute. <text:s/>It is a quick way to test the camera. <text:s/></text:p>
      <text:p text:style-name="P1"/>
      <text:p text:style-name="P1"/>
      <text:p text:style-name="P1">These commands all run form \home\pi\</text:p>
      <text:p text:style-name="P1"/>
      <text:p text:style-name="P1">All of the software used is part of the current build of wheezy for the camera </text:p>
      <text:p text:style-name="P1"/>
      <text:p text:style-name="P1"/>
      <text:p text:style-name="P1">Take a Still Picture named temppic.jpg</text:p>
      <text:p text:style-name="P1"/>
      <text:p text:style-name="P1">raspistill -o \home\pi\temppic.jpg </text:p>
      <text:p text:style-name="P1"/>
      <text:p text:style-name="P1"/>
      <text:p text:style-name="P1">Show the temppic.jpg file</text:p>
      <text:p text:style-name="P1"/>
      <text:p text:style-name="P1">gpicview \home\pi\temppic.jpg</text:p>
      <text:p text:style-name="P1"/>
      <text:p text:style-name="P1"/>
      <text:p text:style-name="P1">Take a 22 second Video called tempted.h264</text:p>
      <text:p text:style-name="P1"/>
      <text:p text:style-name="P1">raspivid -hf -t 22000 -o \home\pi\tempvid.h264 </text:p>
      <text:p text:style-name="P1"/>
      <text:p text:style-name="P1"/>
      <text:p text:style-name="P1">Play the tempted.h264 file</text:p>
      <text:p text:style-name="P1"/>
      <text:p text:style-name="P1">omxplayer \home\pi\tempvid.h264 </text:p>
      <text:p text:style-name="P1"/>
      <text:p text:style-name="P1"/>
      <text:p text:style-name="P1">I installed vsftpd to move files to my other desktop </text:p>
      <text:p text:style-name="P1"/>
      <text:p text:style-name="P1">sudo apt-get install vsftpd</text:p>
      <text:p text:style-name="P1"/>
      <text:p text:style-name="P1">Here is a link to how to install and configure it.</text:p>
      <text:p text:style-name="P1"/>
      <text:p text:style-name="P2"><text:a xlink:type="simple" xlink:href="http://www.instructables.com/id/Raspberry-Pi-Web-Server/step9/Install-an-FTP-server/"><text:span text:style-name="T1">http://www.instructables.com/id/Raspberry-Pi-Web-Server/step9/Install-an-FTP-server/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7</meta:generator>
  </office:meta>
</office:document-meta>
</file>